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43"/>
    <style:style style:name="P40" style:family="paragraph" style:parent-style-name="Text_20_body" style:list-style-name="L44"/>
    <style:style style:name="P41" style:family="paragraph" style:parent-style-name="Text_20_body" style:list-style-name="L45"/>
    <style:style style:name="P42" style:family="paragraph" style:parent-style-name="Text_20_body" style:list-style-name="L46"/>
    <style:style style:name="P43" style:family="paragraph" style:parent-style-name="Text_20_body" style:list-style-name="L47"/>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traMentalica – Celovit dokument</text:h>
      <text:h text:style-name="Heading_20_2" text:outline-level="2">Glavni portal – AstraMentalica</text:h>
      <text:p text:style-name="Text_20_body"><text:span text:style-name="Strong_20_Emphasis">Univerzum zavesti – vrata v tisočero svetov</text:span><text:line-break/>AstraMentalica je izvorna točka, osrednja vrata v celotno mrežo mističnih prostorov. Kot kozmični zemljevid, kjer se nebo sreča z notranjim svetom in vodiščem duha. Vsak obiskovalec tu prejme občutek, da vstopa v nekaj večjega – univerzum, kjer se združujejo vedeževanja, simboli, astrologija, numerologija, znanje in skupnost.</text:p>
      <text:p text:style-name="Text_20_body"><text:span text:style-name="Strong_20_Emphasis">Vstopna ploščad:</text:span></text:p>
      <text:list xml:id="list7521784479511512180" text:style-name="L1">
        <text:list-item>
          <text:p text:style-name="P1">Dobrodošlica: kratek uvod, kaj je AstraMentalica</text:p>
        </text:list-item>
        <text:list-item>
          <text:p text:style-name="P1">Karta portalov: vizualni zemljevid vseh podstrani (OrakleUm, Synera, Codex, Mystaia, Aurora Mystica, Celestara, Stelaris, Aetheris, Numyra)</text:p>
        </text:list-item>
        <text:list-item>
          <text:p text:style-name="P1">Kako uporabljati: navodila za potovanje med dimenzijami portala</text:p>
        </text:list-item>
      </text:list>
      <text:p text:style-name="Text_20_body">AstraMentalica ni le spletna stran – je portal, ki povezuje dimenzije, svetove in energije. Vsaka pot vodi globlje v spoznavanje sebe, tvojega duhovnega potenciala in skrivnosti vesolja. Portal ponuja kombinacijo ezoteričnega znanja, osebne rasti in praktičnih orodij za notranje raziskovanje.</text:p>
      <text:h text:style-name="Heading_20_1" text:outline-level="1">AstraMentalica (glavni portal)</text:h>
      <text:p text:style-name="Text_20_body"><text:span text:style-name="Strong_20_Emphasis">Univerzum zavesti – vrata v tisočero svetov.”</text:span></text:p>
      <text:p text:style-name="Text_20_body"><text:span text:style-name="Strong_20_Emphasis">Opis za stran:</text:span><text:line-break/>AstraMentalica je izvorna točka, osrednja vrata v celotno mrežo mističnih prostorov. Je kot kozmični zemljevid, kjer se nebo sreča z notranjim svetom in vodiščem duha. Vsak obiskovalec tu prejme občutek, da vstopa v nekaj večjega – univerzum, kjer se združujejo vedeževanja, simboli, astrologija, numerologija, znanje in skupnost.</text:p>
      <text:p text:style-name="Text_20_body"><text:span text:style-name="Strong_20_Emphasis">Zavihki / vsebine:</text:span></text:p>
      <text:list xml:id="list6808291730444025256" text:style-name="L2">
        <text:list-item>
          <text:p text:style-name="P2"><text:span text:style-name="Emphasis">Dobrodošlica</text:span>: kratek uvod, kaj je AstraMentalica.</text:p>
        </text:list-item>
        <text:list-item>
          <text:p text:style-name="P2"><text:span text:style-name="Emphasis">Karta portalov</text:span>: vizualni zemljevid vseh podstrani (OrakleUm, Synera, Codex …).</text:p>
        </text:list-item>
        <text:list-item>
          <text:p text:style-name="P2"><text:span text:style-name="Emphasis">Kako uporabljati</text:span>: navodila, kako potovati med dimenzijami portala.</text:p>
        </text:list-item>
      </text:list>
      <text:h text:style-name="Heading_20_1" text:outline-level="1"><text:span text:style-name="Strong_20_Emphasis">AstraMentalica – Vstopna ploščad</text:span></text:h>
      <text:p text:style-name="Text_20_body">AstraMentalica ni le spletna stran – je portal, ki povezuje dimenzije, svetove in energije. Tukaj se prepletajo znanja, simbole, mistične izkušnje in raziskovanje notranje moči. Vsak obiskovalec lahko potuje skozi različne module: Aetheris, Aurora Mystica, Celestara, Codex Damiris, Mystaia, Numyra, Synera, Stelaris.</text:p>
      <text:p text:style-name="Text_20_body">Vsaka pot te vodi globlje v <text:span text:style-name="Strong_20_Emphasis">spoznavanje sebe</text:span>, tvojega duhovnega potenciala in skrivnosti vesolja. Portal ponuja kombinacijo ezoteričnega znanja, osebne rasti in praktičnih orodij za notranje raziskovanje.</text:p>
      <text:p text:style-name="Text_20_body"/>
      <text:h text:style-name="Heading_20_1" text:outline-level="1"><text:soft-page-break/></text:h>
      <text:h text:style-name="Heading_20_1" text:outline-level="1">Synera (simboli, rune, mantre)</text:h>
      <text:p text:style-name="Text_20_body"><text:span text:style-name="Strong_20_Emphasis">“Jezik simbola – vrata vibracij in sveta oblik.”</text:span></text:p>
      <text:p text:style-name="Text_20_body"><text:span text:style-name="Strong_20_Emphasis">Opis za stran:</text:span><text:line-break/>Synera je prostor posvečen simbolom, runam, sigilom in mantram. Tukaj se oblike in zvoki prepletajo v univerzalni jezik, ki odpira energije in aktivira notranje kode zavesti.</text:p>
      <text:p text:style-name="Text_20_body"><text:span text:style-name="Strong_20_Emphasis">Zavihki / vsebine:</text:span></text:p>
      <text:list xml:id="list9151467924559512081" text:style-name="L3">
        <text:list-item>
          <text:p text:style-name="P3"><text:span text:style-name="Emphasis">Knjižnica simbolov</text:span>: baza z opisi (rune, sveti simboli, arhetipi).</text:p>
        </text:list-item>
        <text:list-item>
          <text:p text:style-name="P3"><text:span text:style-name="Emphasis">Mantra-sfera</text:span>: izbor manter z razlagami in audio posnetki.</text:p>
        </text:list-item>
        <text:list-item>
          <text:p text:style-name="P3"><text:span text:style-name="Emphasis">Sigil generator</text:span>: orodje za ustvarjanje osebnih sigilov.</text:p>
        </text:list-item>
        <text:list-item>
          <text:p text:style-name="P3"><text:span text:style-name="Emphasis">Rituali</text:span>: vodniki za delo s simboli in vibracijami.</text:p>
        </text:list-item>
      </text:list>
      <text:h text:style-name="Heading_20_1" text:outline-level="1"><text:span text:style-name="Strong_20_Emphasis">Synera – Knjižnica Simbolov &amp; Vibracij</text:span></text:h>
      <text:p text:style-name="Text_20_body">Synera je zakladnica simbolov, run, sigilov, kristalov, svete geometrije, frekvenc, mantre in mandal.</text:p>
      <text:list xml:id="list2502222028767552428" text:style-name="L4">
        <text:list-item>
          <text:p text:style-name="P4"><text:span text:style-name="Strong_20_Emphasis">Teme in vsebine:</text:span></text:p>
          <text:list>
            <text:list-item>
              <text:p text:style-name="P4"><text:span text:style-name="Emphasis">Simboli:</text:span> arhetipski, osebni, kolektivni</text:p>
            </text:list-item>
            <text:list-item>
              <text:p text:style-name="P4"><text:span text:style-name="Emphasis">Rune:</text:span> Futhark, galdr, modernizirane rune</text:p>
            </text:list-item>
            <text:list-item>
              <text:p text:style-name="P4"><text:span text:style-name="Emphasis">Sigili:</text:span> osebni, zaščitni, kreativni</text:p>
            </text:list-item>
            <text:list-item>
              <text:p text:style-name="P4"><text:span text:style-name="Emphasis">Kristali:</text:span> energijske lastnosti, aktivacija</text:p>
            </text:list-item>
            <text:list-item>
              <text:p text:style-name="P4"><text:span text:style-name="Emphasis">Sveta geometrija:</text:span> Merkaba, Flower of Life, Metatron’s Cube</text:p>
            </text:list-item>
            <text:list-item>
              <text:p text:style-name="P4"><text:span text:style-name="Emphasis">Frekvence &amp; zvok:</text:span> Hz, binauralni toni, zvočne kopeli</text:p>
            </text:list-item>
            <text:list-item>
              <text:p text:style-name="P4"><text:span text:style-name="Emphasis">Mantre &amp; Mandale:</text:span> zvočne aktivacije, energijske strukture</text:p>
            </text:list-item>
          </text:list>
        </text:list-item>
      </text:list>
      <text:p text:style-name="Text_20_body">Synera je prostor za <text:span text:style-name="Strong_20_Emphasis">osebna videnja, energetske vaje in duhovno transformacijo</text:span>, kjer se energija prebuja na najglobljih nivojih.</text:p>
      <text:h text:style-name="Heading_20_2" text:outline-level="2">Synera – Simboli, rune, mantre</text:h>
      <text:p text:style-name="Text_20_body"><text:span text:style-name="Strong_20_Emphasis">Jezik simbola – vrata vibracij in sveta oblik</text:span><text:line-break/>Synera je prostor za simboliko, rune, sigile, kristale, sveto geometrijo, frekvence, mantre in mandale. Aktivira notranje kode zavesti in podpira duhovno transformacijo.</text:p>
      <text:p text:style-name="Text_20_body"><text:span text:style-name="Strong_20_Emphasis">Zavihki / vsebine:</text:span></text:p>
      <text:list xml:id="list5706165387613345877" text:style-name="L5">
        <text:list-item>
          <text:p text:style-name="P5">Knjižnica simbolov: arhetipski, osebni, kolektivni</text:p>
        </text:list-item>
        <text:list-item>
          <text:p text:style-name="P5">Mantra-sfera: izbor manter z razlagami in audio posnetki</text:p>
        </text:list-item>
        <text:list-item>
          <text:p text:style-name="P5">Sigil generator: orodje za ustvarjanje osebnih sigilov</text:p>
        </text:list-item>
        <text:list-item>
          <text:p text:style-name="P5">Kristali: energijske lastnosti, aktivacija</text:p>
        </text:list-item>
        <text:list-item>
          <text:p text:style-name="P5">Sveta geometrija: Merkaba, Flower of Life, Metatron's Cube</text:p>
        </text:list-item>
        <text:list-item>
          <text:p text:style-name="P5"><text:soft-page-break/>Frekvence &amp; zvok: Hz, binauralni toni, zvočne kopeli</text:p>
        </text:list-item>
        <text:list-item>
          <text:p text:style-name="P5">Mantre &amp; Mandale: zvočne aktivacije in energijske strukture</text:p>
        </text:list-item>
      </text:list>
      <text:h text:style-name="Heading_20_1" text:outline-level="1">Stelaris (astrologija)</text:h>
      <text:p text:style-name="Text_20_body"><text:span text:style-name="Strong_20_Emphasis">“Zvezdni zemljevid, ogledalo tvoje duše.”</text:span></text:p>
      <text:p text:style-name="Text_20_body"><text:span text:style-name="Strong_20_Emphasis">Opis za stran:</text:span><text:line-break/>Stellaris je kraljestvo astrologije – prostor, kjer se nebo prepleta z življenjem človeka. Tu se razkrivajo zodiakalni vplivi, horoskopi, natalne karte in globoke astrološke analize.</text:p>
      <text:p text:style-name="Text_20_body"><text:span text:style-name="Strong_20_Emphasis">Zavihki / vsebine:</text:span></text:p>
      <text:list xml:id="list6771600332258381176" text:style-name="L6">
        <text:list-item>
          <text:p text:style-name="P6"><text:span text:style-name="Emphasis">Zodiak &amp; Planeti</text:span>: opisi znamenj, planetov in astroloških hiš.</text:p>
        </text:list-item>
        <text:list-item>
          <text:p text:style-name="P6"><text:span text:style-name="Emphasis">Natalna karta</text:span>: možnost vnosa rojstnih podatkov → interpretacija.</text:p>
        </text:list-item>
        <text:list-item>
          <text:p text:style-name="P6"><text:span text:style-name="Emphasis">Tedenski &amp; mesečni horoskopi</text:span>: redni vpogledi v nebesne cikle.</text:p>
        </text:list-item>
        <text:list-item>
          <text:p text:style-name="P6"><text:span text:style-name="Emphasis">Astrološka svetovanja</text:span>: naročilo osebne astro analize.</text:p>
        </text:list-item>
      </text:list>
      <text:h text:style-name="Heading_20_1" text:outline-level="1"><text:span text:style-name="Strong_20_Emphasis">Stelaris – Vesolje in kozmična zavest</text:span></text:h>
      <text:p text:style-name="Text_20_body">Stelaris raziskuje <text:span text:style-name="Strong_20_Emphasis">vesolje, zvezde, galaksije in energijske tokove</text:span>.</text:p>
      <text:list xml:id="list3151634408756156269" text:style-name="L7">
        <text:list-item>
          <text:p text:style-name="P7"><text:span text:style-name="Strong_20_Emphasis">Teme:</text:span></text:p>
          <text:list>
            <text:list-item>
              <text:p text:style-name="P7">Kozmična astrologija</text:p>
            </text:list-item>
            <text:list-item>
              <text:p text:style-name="P7">Astrološke sinhronizacije in planetarne energije</text:p>
            </text:list-item>
            <text:list-item>
              <text:p text:style-name="P7">Medzvezdna simbola in arhetipi</text:p>
            </text:list-item>
            <text:list-item>
              <text:p text:style-name="P7">Vizualizacije za povezavo s kozmičnimi vodiči</text:p>
            </text:list-item>
          </text:list>
        </text:list-item>
      </text:list>
      <text:p text:style-name="Text_20_body">Stelaris omogoča <text:span text:style-name="Strong_20_Emphasis">širjenje zavesti</text:span> in povezavo z energijami, ki presegajo zemeljsko raven.</text:p>
      <text:h text:style-name="Heading_20_2" text:outline-level="2">Stelaris – Astrologija</text:h>
      <text:p text:style-name="Text_20_body"><text:span text:style-name="Strong_20_Emphasis">Zvezdni zemljevid, ogledalo tvoje duše</text:span><text:line-break/>Stelaris raziskuje kozmično astrologijo, zodiak, planete in astrološke hiše. Nudijo se natalne karte, tedenski in mesečni horoskopi ter astrološka svetovanja.</text:p>
      <text:h text:style-name="Heading_20_1" text:outline-level="1">Numyra (numerologija)</text:h>
      <text:p text:style-name="Text_20_body"><text:span text:style-name="Strong_20_Emphasis">“Števila kot ključi vesolja.”</text:span></text:p>
      <text:p text:style-name="Text_20_body">✨ <text:span text:style-name="Strong_20_Emphasis">Opis za stran:</text:span><text:line-break/>Numyra razkriva skrivni jezik števil. Vsaka številka nosi svojo vibracijo, pot in učenje. Tu obiskovalec lahko spozna svojo osebno kodo, analizira rojstne datume, imena in življenjske cikle.</text:p>
      <text:p text:style-name="Text_20_body">? <text:span text:style-name="Strong_20_Emphasis">Zavihki / vsebine:</text:span></text:p>
      <text:list xml:id="list3376238432692728545" text:style-name="L8">
        <text:list-item>
          <text:p text:style-name="P8"><text:span text:style-name="Emphasis">Osebna numerološka karta</text:span>: izračun življenjske poti, dušne številke.</text:p>
        </text:list-item>
        <text:list-item>
          <text:p text:style-name="P8"><text:span text:style-name="Emphasis">Števila v imenih</text:span>: vibracija imen, podpisov in podjetij.</text:p>
        </text:list-item>
        <text:list-item>
          <text:p text:style-name="P8"><text:span text:style-name="Emphasis">Letni cikel</text:span>: osebna letna napoved na osnovi numerologije.</text:p>
        </text:list-item>
        <text:list-item>
          <text:p text:style-name="P8"><text:soft-page-break/><text:span text:style-name="Emphasis">Numerološka svetovanja</text:span>: naročilo poglobljenih analiz.</text:p>
        </text:list-item>
      </text:list>
      <text:h text:style-name="Heading_20_1" text:outline-level="1"><text:span text:style-name="Strong_20_Emphasis">Numyra – Numerologija in mistična števila</text:span></text:h>
      <text:p text:style-name="Text_20_body">Numyra je prostor za razumevanje <text:span text:style-name="Strong_20_Emphasis">moč numerov</text:span> in njihovega vpliva na življenje.</text:p>
      <text:list xml:id="list8333881960315261239" text:style-name="L9">
        <text:list-item>
          <text:p text:style-name="P9"><text:span text:style-name="Strong_20_Emphasis">Vsebine:</text:span></text:p>
          <text:list>
            <text:list-item>
              <text:p text:style-name="P9">Osebna numerološka karta</text:p>
            </text:list-item>
            <text:list-item>
              <text:p text:style-name="P9">Astro-numerološki vpogledi</text:p>
            </text:list-item>
            <text:list-item>
              <text:p text:style-name="P9">Vibracije datumov, imen, krajev</text:p>
            </text:list-item>
            <text:list-item>
              <text:p text:style-name="P9">Uporaba števil za manifestacijo in energijsko harmonijo</text:p>
            </text:list-item>
          </text:list>
        </text:list-item>
      </text:list>
      <text:p text:style-name="Text_20_body">Numyra pomaga <text:span text:style-name="Strong_20_Emphasis">odkriti skrite vzorce in karmične niti</text:span>, ki oblikujejo osebno pot.</text:p>
      <text:h text:style-name="Heading_20_2" text:outline-level="2">Numyra – Numerologija</text:h>
      <text:p text:style-name="Text_20_body"><text:span text:style-name="Strong_20_Emphasis">Števila kot ključi vesolja</text:span><text:line-break/>Numyra razkriva skrivni jezik števil in njihovo energijsko vibracijo. Obiskovalci lahko spoznajo svojo osebno kodo, analizirajo rojstne datume, imena in življenjske cikle.</text:p>
      <text:h text:style-name="Heading_20_2" text:outline-level="2"/>
      <text:h text:style-name="Heading_20_1" text:outline-level="1">Celestara (blog, kanali, zapisi)</text:h>
      <text:p text:style-name="Text_20_body"><text:span text:style-name="Strong_20_Emphasis">“Kronika svetlobe – zapisi duše in kozmične inspiracije.”</text:span></text:p>
      <text:p text:style-name="Text_20_body">✨ <text:span text:style-name="Strong_20_Emphasis">Opis za stran:</text:span><text:line-break/>Celestara je prostor za blog in dnevnik, kjer se shranjujejo kanalizirana sporočila, ezoterični zapisi, mistične misli in navdihujoče zgodbe. Tu duh dobi glas in postane beseda.</text:p>
      <text:p text:style-name="Text_20_body">? <text:span text:style-name="Strong_20_Emphasis">Zavihki / vsebine:</text:span></text:p>
      <text:list xml:id="list479181906315380114" text:style-name="L10">
        <text:list-item>
          <text:p text:style-name="P10"><text:span text:style-name="Emphasis">Blog zapisi</text:span>: članki, eseji, kanalizirana sporočila.</text:p>
        </text:list-item>
        <text:list-item>
          <text:p text:style-name="P10"><text:span text:style-name="Emphasis">Inspiracije</text:span>: kratki citati, vizualne misli, meditacije.</text:p>
        </text:list-item>
        <text:list-item>
          <text:p text:style-name="P10"><text:span text:style-name="Emphasis">Arhiv</text:span>: iskalnik preteklih zapisov po kategorijah.</text:p>
        </text:list-item>
      </text:list>
      <text:h text:style-name="Heading_20_1" text:outline-level="1"><text:span text:style-name="Strong_20_Emphasis">Celestara – Codex Damiris</text:span></text:h>
      <text:p text:style-name="Text_20_body">Celestara je osnova <text:span text:style-name="Strong_20_Emphasis">sveta knjiga Codex Damiris</text:span>, ki združuje kanale, zapiske in duhovno modrost.</text:p>
      <text:list xml:id="list3473843373088681491" text:style-name="L11">
        <text:list-item>
          <text:p text:style-name="P11"><text:span text:style-name="Strong_20_Emphasis">Funkcije:</text:span></text:p>
          <text:list>
            <text:list-item>
              <text:p text:style-name="P11">Živa Knjiga Znanja – dinamična enciklopedija, ki raste s skupnostjo</text:p>
            </text:list-item>
            <text:list-item>
              <text:p text:style-name="P11">Integracija PDF vsebin za enostavno branje in izvoz</text:p>
            </text:list-item>
            <text:list-item>
              <text:p text:style-name="P11">Napredno iskanje po vseh temah in modulih</text:p>
            </text:list-item>
            <text:list-item>
              <text:p text:style-name="P11">Uporabniški prispevki – možnost dodajanja vsebin</text:p>
            </text:list-item>
            <text:list-item>
              <text:p text:style-name="P11">Vizualno bogastvo – simboli, mistični gradienti, intuitivna navigacija</text:p>
            </text:list-item>
          </text:list>
        </text:list-item>
      </text:list>
      <text:p text:style-name="Text_20_body"><text:soft-page-break/>Codex Damiris omogoča <text:span text:style-name="Strong_20_Emphasis">globoko raziskovanje dušne poti</text:span>, karmičnih lekcij in vesoljnih namer. Vsak stik z zapisom je <text:span text:style-name="Strong_20_Emphasis">vibracija svetlobe</text:span>, ki odpira vrata duhovnega prebujenja.</text:p>
      <text:h text:style-name="Heading_20_2" text:outline-level="2">Celestara – Blog, Codex Damiris</text:h>
      <text:p text:style-name="Text_20_body"><text:span text:style-name="Strong_20_Emphasis">Kronika svetlobe – zapisi duše in kozmične inspiracije</text:span><text:line-break/>Celestara združuje blog zapise, inspiracije, arhive in služijo kot osnova sveta knjiga Codex Damiris. Omogoča napredno iskanje, PDF integracijo in vizualno bogastvo s simboli in mističnimi gradienti.</text:p>
      <text:h text:style-name="Heading_20_2" text:outline-level="2"/>
      <text:h text:style-name="Heading_20_1" text:outline-level="1">Codex (živa knjiga znanja)</text:h>
      <text:p text:style-name="Text_20_body"><text:span text:style-name="Strong_20_Emphasis">“Knjiga brez konca – živi zaklad modrosti.”</text:span></text:p>
      <text:p text:style-name="Text_20_body"><text:span text:style-name="Strong_20_Emphasis">Opis za stran:</text:span><text:line-break/>Codex je enciklopedija, zbirka vseh znanj in zapisov, ki se nenehno dopolnjuje. Od alkimije, astrologije, numerologije, energijskih znanj do simbolov – vse tu živi kot digitalni grimoar.</text:p>
      <text:p text:style-name="Text_20_body"><text:span text:style-name="Strong_20_Emphasis">Zavihki / vsebine:</text:span></text:p>
      <text:list xml:id="list6297367009804703683" text:style-name="L12">
        <text:list-item>
          <text:p text:style-name="P12"><text:span text:style-name="Emphasis">Teme</text:span>: razdelitev na astrologijo, numerologijo, rune, mantre, ezoteriko.</text:p>
        </text:list-item>
        <text:list-item>
          <text:p text:style-name="P12"><text:span text:style-name="Emphasis">Iskalnik znanja</text:span>: možnost hitrega iskanja.</text:p>
        </text:list-item>
        <text:list-item>
          <text:p text:style-name="P12"><text:span text:style-name="Emphasis">Sveti zapisi</text:span>: redko znanje, ki ga najdeš samo tu.</text:p>
        </text:list-item>
        <text:list-item>
          <text:p text:style-name="P12"><text:span text:style-name="Emphasis">Dodaj svoj zapis</text:span>: uporabniki lahko prispevajo svoja znanja (moderirano).</text:p>
        </text:list-item>
      </text:list>
      <text:h text:style-name="Heading_20_2" text:outline-level="2">Codex – Živa knjiga znanja</text:h>
      <text:p text:style-name="Text_20_body"><text:span text:style-name="Strong_20_Emphasis">Knjiga brez konca – živi zaklad modrosti</text:span><text:line-break/>Enciklopedija, ki se nenehno dopolnjuje: alkimija, astrologija, numerologija, simboli, ezoterika. Omogoča dodajanje uporabniških prispevkov in iskanje po vseh vsebinah.</text:p>
      <text:h text:style-name="Heading_20_1" text:outline-level="1">Aetheris (forum, skupnost)</text:h>
      <text:p text:style-name="Text_20_body"><text:span text:style-name="Strong_20_Emphasis">“Eter, kjer se glasovi združujejo.”</text:span></text:p>
      <text:p text:style-name="Text_20_body"><text:span text:style-name="Strong_20_Emphasis">Opis za stran:</text:span><text:line-break/>Aetheris je prostor za skupnost – forum, kjer se srečujejo iskalci, raziskovalci in mojstri. Tu se izmenjujejo izkušnje, mnenja in rituali.</text:p>
      <text:p text:style-name="Text_20_body"><text:span text:style-name="Strong_20_Emphasis">Zavihki / vsebine:</text:span></text:p>
      <text:list xml:id="list1611365456425587904" text:style-name="L13">
        <text:list-item>
          <text:p text:style-name="P13"><text:span text:style-name="Emphasis">Razprave</text:span>: glavne teme (astrologija, numerologija, rune, ezoterika).</text:p>
        </text:list-item>
        <text:list-item>
          <text:p text:style-name="P13"><text:span text:style-name="Emphasis">Vprašaj orakelj</text:span>: sekcija Q&amp;A za duhovna vprašanja.</text:p>
        </text:list-item>
        <text:list-item>
          <text:p text:style-name="P13"><text:span text:style-name="Emphasis">Tradicionalna kitajska medicina</text:span>: meridiani, energijske poti.</text:p>
        </text:list-item>
        <text:list-item>
          <text:p text:style-name="P13"><text:span text:style-name="Emphasis">Skrita soba</text:span>: zaprta skupina za izbrane člane.</text:p>
        </text:list-item>
      </text:list>
      <text:h text:style-name="Heading_20_1" text:outline-level="1"><text:soft-page-break/><text:span text:style-name="Strong_20_Emphasis">Aetheris – Mistični Forum Zavesti</text:span></text:h>
      <text:p text:style-name="Text_20_body"><text:span text:style-name="Strong_20_Emphasis">Forum Aetheris</text:span> je prostor, kjer misli, energije in duše komunicirajo. Tu se razkrivajo skrivnosti, ki presegajo vsakodnevno razumevanje.</text:p>
      <text:list xml:id="list5699135434429704801" text:style-name="L14">
        <text:list-item>
          <text:p text:style-name="P14"><text:span text:style-name="Strong_20_Emphasis">Tematski sklopi:</text:span></text:p>
          <text:list>
            <text:list-item>
              <text:p text:style-name="P14"><text:span text:style-name="Emphasis">Ezoterika</text:span> – notranja znanja, simbolika, iniciacije</text:p>
            </text:list-item>
            <text:list-item>
              <text:p text:style-name="P14"><text:span text:style-name="Emphasis">Eterika</text:span> – subtilna telesa, čakre, energijsko ravnovesje</text:p>
            </text:list-item>
            <text:list-item>
              <text:p text:style-name="P14"><text:span text:style-name="Emphasis">Erotika</text:span> – duhovna spolnost, tantra, energetska združitev</text:p>
            </text:list-item>
            <text:list-item>
              <text:p text:style-name="P14"><text:span text:style-name="Emphasis">Eksoterika</text:span> – javna učenja, odprta filozofija, religija</text:p>
            </text:list-item>
            <text:list-item>
              <text:p text:style-name="P14"><text:span text:style-name="Emphasis">Okultno</text:span> – skrivna znanja, alkimija, simboli moči</text:p>
            </text:list-item>
            <text:list-item>
              <text:p text:style-name="P14"><text:span text:style-name="Emphasis">Mistika</text:span> – neposredna izkušnja božanskega, ekstaze</text:p>
            </text:list-item>
            <text:list-item>
              <text:p text:style-name="P14"><text:span text:style-name="Emphasis">Magija</text:span> – rituali, volja, črta med svetovi</text:p>
            </text:list-item>
            <text:list-item>
              <text:p text:style-name="P14"><text:span text:style-name="Emphasis">Hermetika</text:span> – makrokozmos = mikrokozmos, simboli in principi</text:p>
            </text:list-item>
          </text:list>
        </text:list-item>
      </text:list>
      <text:p text:style-name="Text_20_body">Forum omogoča <text:span text:style-name="Strong_20_Emphasis">deljenje vpogledov, pogovorov in osebnih izkušenj</text:span>, kjer se vsak pogovor spremeni v duhovni dogodek.</text:p>
      <text:h text:style-name="Heading_20_2" text:outline-level="2">Aetheris – Forum</text:h>
      <text:p text:style-name="Text_20_body"><text:span text:style-name="Strong_20_Emphasis">Eter, kjer se glasovi združujejo</text:span><text:line-break/>Forum za skupnost, razprave, vprašanja, trad. kitajska medicina, skrita soba za izbrane. Tematski sklopi: ezoterika, eterika, erotika, eksoterika, okultno, mistika, magija, hermetika.</text:p>
      <text:h text:style-name="Heading_20_1" text:outline-level="1">Mystaia (trgovina)</text:h>
      <text:p text:style-name="Text_20_body"><text:span text:style-name="Strong_20_Emphasis">Zakladnica mističnih predmetov in svetih orodij.”</text:span></text:p>
      <text:p text:style-name="Text_20_body"><text:span text:style-name="Strong_20_Emphasis">Opis za stran:</text:span><text:line-break/>Mystaia je mistična trgovina, kjer so zbrani kristali, sveti simboli, knjige, nakit, olja in ritualna orodja. Vse kar podpre pot iskalca in praktika.</text:p>
      <text:p text:style-name="Text_20_body"><text:span text:style-name="Strong_20_Emphasis">Zavihki / vsebine:</text:span></text:p>
      <text:list xml:id="list2738749427678807148" text:style-name="L15">
        <text:list-item>
          <text:p text:style-name="P15"><text:span text:style-name="Emphasis">Kristali &amp; minerali</text:span>: opis, lastnosti, nakup.</text:p>
        </text:list-item>
        <text:list-item>
          <text:p text:style-name="P15"><text:span text:style-name="Emphasis">Amuleti &amp; nakit</text:span>: zaščitni in energijski predmeti.</text:p>
        </text:list-item>
        <text:list-item>
          <text:p text:style-name="P15"><text:span text:style-name="Emphasis">Knjige &amp; zapisi</text:span>: grimoarji, priročniki, posebni teksti.</text:p>
        </text:list-item>
        <text:list-item>
          <text:p text:style-name="P15"><text:span text:style-name="Emphasis">Olja &amp; ritualni seti</text:span>: aromaterapija, meditativni pripomočki.</text:p>
        </text:list-item>
      </text:list>
      <text:h text:style-name="Heading_20_2" text:outline-level="2">Mystaia – Trgovina</text:h>
      <text:p text:style-name="Text_20_body"><text:span text:style-name="Strong_20_Emphasis">Zakladnica mističnih predmetov in svetih orodij</text:span><text:line-break/>Kristali, sveti simboli, knjige, nakit, olja, ritualna orodja. 10 kategorij: eterična olja, sveče, nakit, tarot pribor, ritualne palčke, obrazni izdelki s kristali, zvočni pripomočki, pisalni pribor, skrivnostni predmeti, edukativni materiali.</text:p>
      <text:h text:style-name="Heading_20_1" text:outline-level="1"><text:soft-page-break/><text:span text:style-name="Strong_20_Emphasis">Mystaia – Mistični pripomočki in energijske prakse</text:span></text:h>
      <text:p text:style-name="Text_20_body">Mystaia ponuja fizične in subtilne pripomočke za podporo duhovni praksi:</text:p>
      <text:list xml:id="list5776468691754001252" text:style-name="L16">
        <text:list-item>
          <text:p text:style-name="P16"><text:span text:style-name="Strong_20_Emphasis">Eterična olja &amp; aromaterapija</text:span> – dvig vibracije, meditacija, sprostitev</text:p>
        </text:list-item>
        <text:list-item>
          <text:p text:style-name="P16"><text:span text:style-name="Strong_20_Emphasis">Svetilke &amp; sveče</text:span> – simbolika svetlobe, rituali in meditacija</text:p>
        </text:list-item>
        <text:list-item>
          <text:p text:style-name="P16"><text:span text:style-name="Strong_20_Emphasis">Mistični nakit</text:span> – energija kristalov, zaščita in osebna moč</text:p>
        </text:list-item>
        <text:list-item>
          <text:p text:style-name="P16"><text:span text:style-name="Strong_20_Emphasis">Tarot &amp; orakljski pribor</text:span> – pripomočki za varno in močno branje</text:p>
        </text:list-item>
        <text:list-item>
          <text:p text:style-name="P16"><text:span text:style-name="Strong_20_Emphasis">Ritualne palčke &amp; kadila</text:span> – čiščenje prostora, dvig vibracij</text:p>
        </text:list-item>
        <text:list-item>
          <text:p text:style-name="P16"><text:span text:style-name="Strong_20_Emphasis">Obrazni &amp; telesni izdelki s kristali</text:span> – nega in energijska harmonija</text:p>
        </text:list-item>
        <text:list-item>
          <text:p text:style-name="P16"><text:span text:style-name="Strong_20_Emphasis">Duhovni zvočni pripomočki</text:span> – tibetanske sklede, gongi, zvonci</text:p>
        </text:list-item>
        <text:list-item>
          <text:p text:style-name="P16"><text:span text:style-name="Strong_20_Emphasis">Pisalni pribor &amp; dnevniki</text:span> – zapis notranjih uvidov, refleksija</text:p>
        </text:list-item>
        <text:list-item>
          <text:p text:style-name="P16"><text:span text:style-name="Strong_20_Emphasis">Skrivnostni predmeti</text:span> – kristalne žoge, energijski diski, meditacija</text:p>
        </text:list-item>
        <text:list-item>
          <text:p text:style-name="P16"><text:span text:style-name="Strong_20_Emphasis">Edukativni materiali</text:span> – e-knjige, tečaji, vodeni posnetki</text:p>
        </text:list-item>
      </text:list>
      <text:p text:style-name="Text_20_body">Mystaia podpira <text:span text:style-name="Strong_20_Emphasis">praktikante vseh nivojev</text:span>, od začetnikov do naprednih, z orodji za vsakodnevno energijsko in duhovno delo.</text:p>
      <text:p text:style-name="Text_20_body"/>
      <text:h text:style-name="Heading_20_1" text:outline-level="1">Aurora Mystica (skrivni portal)</text:h>
      <text:p text:style-name="Text_20_body"><text:span text:style-name="Strong_20_Emphasis">“Vrata v misterij, ki jih odklene samo posvečeni.”</text:span></text:p>
      <text:p text:style-name="Text_20_body"><text:span text:style-name="Strong_20_Emphasis">Opis za stran:</text:span><text:line-break/>Aurora Mystica je skriti portal – dostopen samo s ključem. Tu se skrivajo skrivna znanja, posebne iniciacije, napredni rituali in ekskluzivne vsebine za člane notranjega kroga.</text:p>
      <text:p text:style-name="Text_20_body"><text:span text:style-name="Strong_20_Emphasis">Zavihki / vsebine:</text:span></text:p>
      <text:list xml:id="list8878484383264024298" text:style-name="L17">
        <text:list-item>
          <text:p text:style-name="P17"><text:span text:style-name="Emphasis">Skriti zapisi</text:span>: starodavne doktrine in mistične kode.</text:p>
        </text:list-item>
        <text:list-item>
          <text:p text:style-name="P17"><text:span text:style-name="Emphasis">Napredne prakse</text:span>: poglobljene meditacije, rituali.</text:p>
        </text:list-item>
        <text:list-item>
          <text:p text:style-name="P17"><text:span text:style-name="Emphasis">Posebni tečaji</text:span>: zaprti moduli za izbrane.</text:p>
        </text:list-item>
        <text:list-item>
          <text:p text:style-name="P17"><text:span text:style-name="Emphasis">Ključ</text:span>: način, kako se pridružiš notranjemu krogu.</text:p>
        </text:list-item>
      </text:list>
      <text:h text:style-name="Heading_20_2" text:outline-level="2">Aurora Mystica – Skrivni portal</text:h>
      <text:p text:style-name="Text_20_body"><text:span text:style-name="Strong_20_Emphasis">Vrata v misterij, ki jih odklenejo samo posvečeni</text:span><text:line-break/>Skriti zapisi, napredne prakse, posebni tečaji za člane notranjega kroga.</text:p>
      <text:h text:style-name="Heading_20_1" text:outline-level="1">VIP Passport (osebni prostor uporabnika)</text:h>
      <text:p text:style-name="Text_20_body"><text:span text:style-name="Strong_20_Emphasis">“Tvoj osebni kozmos, kjer se poti združijo.”</text:span></text:p>
      <text:p text:style-name="Text_20_body"><text:span text:style-name="Strong_20_Emphasis">Opis za stran:</text:span><text:line-break/>VIP Passport je osebni profil vsakega uporabnika. Tu so shranjene vse njegove numerološke in astrološke analize, orakelj branja, priljubljeni zapisi in kupljeni izdelki iz trgovine.</text:p>
      <text:p text:style-name="Text_20_body"><text:soft-page-break/><text:span text:style-name="Strong_20_Emphasis">Zavihki / vsebine:</text:span></text:p>
      <text:list xml:id="list4505008398977093137" text:style-name="L18">
        <text:list-item>
          <text:p text:style-name="P18"><text:span text:style-name="Emphasis">Moj Codex</text:span>: osebna knjiga, zapisana po meri.</text:p>
        </text:list-item>
        <text:list-item>
          <text:p text:style-name="P18"><text:span text:style-name="Emphasis">Moje branje</text:span>: shranjena vedeževanja, numerologija, astro karte.</text:p>
        </text:list-item>
        <text:list-item>
          <text:p text:style-name="P18"><text:span text:style-name="Emphasis">Moj nakup</text:span>: kupljeni izdelki in dostop do digitalnih vsebin.</text:p>
        </text:list-item>
        <text:list-item>
          <text:p text:style-name="P18"><text:span text:style-name="Emphasis">Moj krog</text:span>: povezava s forumom, zasebna sporočila.</text:p>
        </text:list-item>
      </text:list>
      <text:h text:style-name="Heading_20_2" text:outline-level="2"/>
      <text:h text:style-name="Heading_20_2" text:outline-level="2">VIP Passport – Osebni prostor</text:h>
      <text:p text:style-name="Text_20_body"><text:span text:style-name="Strong_20_Emphasis">Tvoj osebni kozmos, kjer se poti združijo</text:span><text:line-break/>Osebni profil uporabnika z vsemi numerološkimi, astrološkimi analizami, brani OrakleUm, kupljenimi izdelki, Codex zapisi in povezavo na forum.</text:p>
      <text:h text:style-name="Heading_20_1" text:outline-level="1"/>
      <text:h text:style-name="Heading_20_2" text:outline-level="2">OrakleUm – Vedeževanja, prerokbe</text:h>
      <text:p text:style-name="Text_20_body"><text:span text:style-name="Strong_20_Emphasis">Vrata v prihodnost, šepet oraklja</text:span><text:line-break/>OrakleUm je mistični prostor, kjer se duhovi časa razkrivajo skozi karte, rune, oraklje in prerokbe. Obiskovalec lahko poišče odgovore, vpoglede in vodstvo bodisi v obliki osebnih branj bodisi interaktivnih orodij.</text:p>
      <text:p text:style-name="Text_20_body"><text:span text:style-name="Strong_20_Emphasis">Zavihki / vsebine:</text:span></text:p>
      <text:list xml:id="list3312489502371226017" text:style-name="L19">
        <text:list-item>
          <text:p text:style-name="P19">Tarot &amp; Oraklji: virtualni potegi kart, opis pomenov, možnost osebnega poročila (PDF)</text:p>
        </text:list-item>
        <text:list-item>
          <text:p text:style-name="P19">Rune &amp; Sigili: met run, interpretacije, kreiranje osebnih simbolov</text:p>
        </text:list-item>
        <text:list-item>
          <text:p text:style-name="P19">Intuitivna vodstva: članki in zapisi o intuiciji, energijah tedna/meseca</text:p>
        </text:list-item>
        <text:list-item>
          <text:p text:style-name="P19">Naroči branje: obrazec za osebno svetovanje</text:p>
        </text:list-item>
      </text:list>
      <text:h text:style-name="Heading_20_3" text:outline-level="3">Orakleum – Neprizanesljiv Tarot &amp; Oraklji Resnice</text:h>
      <text:p text:style-name="Text_20_body">Dobrodošel v Orakleum, sveti prostor, kjer svetloba prežema temo in resnica izlije svojo moč. Tukaj ni prostora za iluzije; oraklji ti ne bodo povedali, kar želiš slišati, temveč tisto, kar potrebuješ vedeti, da boš odkril svojo pravo pot.<text:line-break/>Skozi karte, rune, nihalo in spirit board boš začutil tok energij, ki se prepleta z mislijo, srcem in dušo. Orakleum je več kot napoved prihodnosti – je potovanje skozi dimenzije, kjer srečaš angelske vodnike, začutiš duhovne boje in poglobiš povezavo z nevidnim.</text:p>
      <text:p text:style-name="Text_20_body"><text:span text:style-name="Strong_20_Emphasis"/></text:p>
      <text:p text:style-name="Text_20_body"/>
      <text:h text:style-name="Heading_20_1" text:outline-level="1"><text:span text:style-name="Strong_20_Emphasis">Orakleum – Neprizanesljiv Tarot &amp; Oraklji Resnice</text:span></text:h>
      <text:p text:style-name="Text_20_body">Dobrodošel v Orakleum, sveti prostor, kjer svetloba prežema temo in resnica izlije svojo moč. Tukaj <text:soft-page-break/>ni prostora za iluzije. Oraklji, ki živijo v tem svetu, ti ne bodo povedali, kar želiš slišati, temveč tisto, kar potrebuješ vedeti, da boš odkril svojo pravo pot. Skozi karte, rune, nihalo in spirit board boš začutil tok energij, ki se prepleta z mislijo, srcem in dušo.</text:p>
      <text:p text:style-name="Text_20_body">Orakleum je več kot napoved prihodnosti – je <text:span text:style-name="Strong_20_Emphasis">potovanje skozi dimenzije</text:span>, kjer srečaš angelske vodnike, začutiš duhovne boje, poglobiš povezavo z nevidnim in odkleneš svoje najvišje potenciale.</text:p>
      <text:p text:style-name="Text_20_body">Samo tisti, ki se odprejo globljim vpogledom, bodo prepoznali moči, ki se skrivajo za tančicami časa.</text:p>
      <text:h text:style-name="Heading_20_1" text:outline-level="1">OrakleUm (vedeževanja, prerokbe)</text:h>
      <text:p text:style-name="Text_20_body"><text:span text:style-name="Strong_20_Emphasis">“Vrata v prihodnost, šepet oraklja.”</text:span></text:p>
      <text:p text:style-name="Text_20_body"><text:span text:style-name="Strong_20_Emphasis">Opis za stran:</text:span><text:line-break/>OrakleUm je mistični prostor, kjer se duhovi časa razkrivajo skozi karte, rune, oraklje in prerokbe. Tu lahko obiskovalec poišče odgovore, vpoglede in vodstvo – bodisi v obliki osebnih branj bodisi interaktivnih orodij.</text:p>
      <text:p text:style-name="Text_20_body"><text:span text:style-name="Strong_20_Emphasis">Zavihki / vsebine:</text:span></text:p>
      <text:list xml:id="list7032642787402895678" text:style-name="L20">
        <text:list-item>
          <text:p text:style-name="P20"><text:span text:style-name="Emphasis">Tarot &amp; Oraklji</text:span>: virtualni potegi kart, opis pomenov, možnost osebnega poročila (PDF).</text:p>
        </text:list-item>
        <text:list-item>
          <text:p text:style-name="P20"><text:span text:style-name="Emphasis">Rune &amp; Sigili</text:span>: met run, interpretacije, kreiranje osebnih simbolov.</text:p>
        </text:list-item>
        <text:list-item>
          <text:p text:style-name="P20"><text:span text:style-name="Emphasis">Intuitivna vodstva</text:span>: članki in zapisi o intuiciji, energijah tedna/meseca.</text:p>
        </text:list-item>
        <text:list-item>
          <text:p text:style-name="P20"><text:span text:style-name="Emphasis">Naroči branje</text:span>: obrazec za osebno svetovanje.</text:p>
        </text:list-item>
      </text:list>
      <text:h text:style-name="Heading_20_3" text:outline-level="3"><text:span text:style-name="Strong_20_Emphasis">Bralne metode (razširjeno)</text:span></text:h>
      <text:list xml:id="list4525560221325256393" text:style-name="L21">
        <text:list-item>
          <text:p text:style-name="P21"><text:span text:style-name="Strong_20_Emphasis">Tarot Rider-Waite</text:span> – klasična pot duše, kjer karte odpirajo zgodbe tvojega notranjega sveta in razkrivajo duhovne lekcije, ki jih potrebuješ zdaj.</text:p>
        </text:list-item>
        <text:list-item>
          <text:p text:style-name="P21"><text:span text:style-name="Strong_20_Emphasis">Lenormand</text:span> – konkretni dogodki, ki osvetlijo vzorce in situacije, ki se ponavljajo v življenju, ter dajejo jasne smernice.</text:p>
        </text:list-item>
        <text:list-item>
          <text:p text:style-name="P21"><text:span text:style-name="Strong_20_Emphasis">Osho Zen</text:span> – meditativni vpogledi v čustva, misli in notranji glas, da spoznaš subtilne plasti svojega jaza.</text:p>
        </text:list-item>
        <text:list-item>
          <text:p text:style-name="P21"><text:span text:style-name="Strong_20_Emphasis">Shadow Work</text:span> – raziskovanje osebne sence, karmičnih vzorcev in notranjih blokad, ki ovirajo tvojo rast.</text:p>
        </text:list-item>
        <text:list-item>
          <text:p text:style-name="P21"><text:span text:style-name="Strong_20_Emphasis">Fairy Oracle</text:span> – subtilna energija narave, ki prinaša čutno povezanost in inspiracijo.</text:p>
        </text:list-item>
        <text:list-item>
          <text:p text:style-name="P21"><text:span text:style-name="Strong_20_Emphasis">Dragon Oracle</text:span> – močni simboli zmajev prinašajo zaščito, aktivacijo moči in notranjo transformacijo.</text:p>
        </text:list-item>
        <text:list-item>
          <text:p text:style-name="P21"><text:span text:style-name="Strong_20_Emphasis">Past Life &amp; Zodiac</text:span> – vpogled v pretekla življenja in astrološke vplive, ki oblikujejo dušno pot.</text:p>
        </text:list-item>
        <text:list-item>
          <text:p text:style-name="P21"><text:span text:style-name="Strong_20_Emphasis">Shaman Oracle</text:span> – vodstvo prednikov in povezava z duhovi zemlje, drevesa in narave.</text:p>
        </text:list-item>
        <text:list-item>
          <text:p text:style-name="P21"><text:span text:style-name="Strong_20_Emphasis">Angeli &amp; Boginje</text:span> – vodstvo, zdravljenje, tolažba in dušna podpora višjih energij.</text:p>
        </text:list-item>
        <text:list-item>
          <text:p text:style-name="P21"><text:span text:style-name="Strong_20_Emphasis">Mystical Timing</text:span> – časovne napovedi in portali, ki ti pomagajo izkoristiti optimalne trenutke.</text:p>
        </text:list-item>
        <text:list-item>
          <text:p text:style-name="P21"><text:span text:style-name="Strong_20_Emphasis">Believe in Your Magic</text:span> – osebna moč in samozavest, aktivacija tvoje notranje svetlobe.</text:p>
        </text:list-item>
        <text:list-item>
          <text:p text:style-name="P21"><text:span text:style-name="Strong_20_Emphasis">Egipčanski bogovi</text:span> – starodavna modrost, ki prebuja duhovne potenciale in prinaša globoke <text:soft-page-break/>vpoglede.</text:p>
        </text:list-item>
        <text:list-item>
          <text:p text:style-name="P21"><text:span text:style-name="Strong_20_Emphasis">Telepatski orakel</text:span> – povezava na daljavo, občutenje energij drugih in odpiranje intuicije.</text:p>
        </text:list-item>
        <text:list-item>
          <text:p text:style-name="P21"><text:span text:style-name="Strong_20_Emphasis">Rune</text:span> – starodavna nordijska modrost, ki razkriva tok energij in skrite namene.</text:p>
        </text:list-item>
      </text:list>
      <text:p text:style-name="Text_20_body"><text:span text:style-name="Strong_20_Emphasis">Bralne metode (razširjeno):</text:span></text:p>
      <text:list xml:id="list4483787647249540619" text:style-name="L22">
        <text:list-item>
          <text:p text:style-name="P22">Tarot Rider-Waite – klasična pot duše, razkrivanje duhovnih lekcij</text:p>
        </text:list-item>
        <text:list-item>
          <text:p text:style-name="P22">Lenormand – konkretni dogodki, jasne smernice</text:p>
        </text:list-item>
        <text:list-item>
          <text:p text:style-name="P22">Osho Zen – meditativni vpogledi, subtilne plasti jaza</text:p>
        </text:list-item>
        <text:list-item>
          <text:p text:style-name="P22">Shadow Work – raziskovanje osebne sence, karmičnih vzorcev</text:p>
        </text:list-item>
        <text:list-item>
          <text:p text:style-name="P22">Fairy Oracle – subtilna energija narave, inspiracija</text:p>
        </text:list-item>
        <text:list-item>
          <text:p text:style-name="P22">Dragon Oracle – moč, zaščita, notranja transformacija</text:p>
        </text:list-item>
        <text:list-item>
          <text:p text:style-name="P22">Past Life &amp; Zodiac – vpogled v pretekla življenja</text:p>
        </text:list-item>
        <text:list-item>
          <text:p text:style-name="P22">Shaman Oracle – duhovi prednikov, povezava z naravo</text:p>
        </text:list-item>
        <text:list-item>
          <text:p text:style-name="P22">Angeli &amp; Boginje – vodstvo, zdravljenje, dušna podpora</text:p>
        </text:list-item>
        <text:list-item>
          <text:p text:style-name="P22">Mystical Timing – časovne napovedi in portali</text:p>
        </text:list-item>
        <text:list-item>
          <text:p text:style-name="P22">Believe in Your Magic – osebna moč in samozavest</text:p>
        </text:list-item>
        <text:list-item>
          <text:p text:style-name="P22">Egipčanski bogovi – starodavna modrost</text:p>
        </text:list-item>
        <text:list-item>
          <text:p text:style-name="P22">Telepatski orakel – povezava na daljavo</text:p>
        </text:list-item>
        <text:list-item>
          <text:p text:style-name="P22">Rune – starodavna nordijska modrost</text:p>
        </text:list-item>
      </text:list>
      <text:p text:style-name="Text_20_body"><text:span text:style-name="Strong_20_Emphasis">Ponudba Orakleuma:</text:span></text:p>
      <text:list xml:id="list4941708419996914404" text:style-name="L23">
        <text:list-item>
          <text:p text:style-name="P23">Hitro vprašanje: jasno, intuitivno branje na eno ključno vprašanje</text:p>
        </text:list-item>
        <text:list-item>
          <text:p text:style-name="P23">Ljubezensko branje: poglobljeno partnersko čutenje, karmične vezi</text:p>
        </text:list-item>
        <text:list-item>
          <text:p text:style-name="P23">Kariera / Finance: vpogled v kariero, finančne odločitve, energijski tok obilja</text:p>
        </text:list-item>
        <text:list-item>
          <text:p text:style-name="P23">Senca &amp; notranje blokade: razkritje notranjih sence in blokad</text:p>
        </text:list-item>
        <text:list-item>
          <text:p text:style-name="P23">Zmaji, boginje, vile: povezava z višjimi energijami zaščitnikov in naravnih sil</text:p>
        </text:list-item>
        <text:list-item>
          <text:p text:style-name="P23">Dušna pot &amp; karma: odkritje dušnih darov in karmičnih niti</text:p>
        </text:list-item>
        <text:list-item>
          <text:p text:style-name="P23">Pretekla življenja: aktivacija dušnega spomina</text:p>
        </text:list-item>
        <text:list-item>
          <text:p text:style-name="P23">Energetska diagnostika: vpogled v energijsko polje in čakre</text:p>
        </text:list-item>
        <text:list-item>
          <text:p text:style-name="P23">Mesečni PDF vodnik: pregled ljubezni, duhovnosti, zdravja</text:p>
        </text:list-item>
        <text:list-item>
          <text:p text:style-name="P23">Dušni odnosi: analiza sorodnih duš in karmičnih partnerjev</text:p>
        </text:list-item>
        <text:list-item>
          <text:p text:style-name="P23">Astro-numerološki vpogled: rojstna koda, karmične lekcije, potenciali</text:p>
        </text:list-item>
        <text:list-item>
          <text:p text:style-name="P23">Celostno intuitivno branje: kombinacija vseh oraklov, energijskih orodij in arhetipov</text:p>
        </text:list-item>
      </text:list>
      <text:p text:style-name="Text_20_body"/>
      <text:h text:style-name="Heading_20_3" text:outline-level="3"><text:soft-page-break/><text:span text:style-name="Strong_20_Emphasis">Ponudba Orakleuma (razširjeno)</text:span></text:h>
      <text:h text:style-name="Heading_20_4" text:outline-level="4"><text:span text:style-name="Strong_20_Emphasis">Hitro vprašanje</text:span></text:h>
      <text:p text:style-name="Text_20_body">Hitro in intuitivno branje za eno ključno vprašanje, ki ti trenutno zaposluje misli. Povezava s simboli ti prinese jasno sliko trenutnega toka in energij, ki te obkrožajo. Pripravljen boš prejeti <text:span text:style-name="Strong_20_Emphasis">kratko, močno sporočilo</text:span>, ki bo osvetlilo tvoj naslednji korak.</text:p>
      <text:h text:style-name="Heading_20_4" text:outline-level="4"><text:span text:style-name="Strong_20_Emphasis">Ljubezensko branje</text:span></text:h>
      <text:p text:style-name="Text_20_body">Poglobljeno čutenje partnerske dinamike – odkrivajo se karmične vezi, nezavedni vzorci, čustvene blokade in potencialna prihodnost. Uporabljamo <text:span text:style-name="Strong_20_Emphasis">ljubezenski orakelj, Shadow Work in arhetipska energijska branja</text:span>, da spoznaš, kaj ti resnično vodi srce in dušo.</text:p>
      <text:h text:style-name="Heading_20_4" text:outline-level="4"><text:span text:style-name="Strong_20_Emphasis">Kariera / Finance</text:span></text:h>
      <text:p text:style-name="Text_20_body">Vpogled v tvojo karierno pot in finančno energijo. Razkrije se, kako energijsko uskladiti svoje odločitve, odpreti tok obilja in uresničiti profesionalni potencial. Kombiniramo <text:span text:style-name="Strong_20_Emphasis">numerologijo, denarni tarot in manifestacijske tehnike</text:span>, da podpremo tvojo materialno in duhovno rast.</text:p>
      <text:h text:style-name="Heading_20_4" text:outline-level="4"><text:span text:style-name="Strong_20_Emphasis">Senca &amp; notranje blokade</text:span></text:h>
      <text:p text:style-name="Text_20_body">Branje, ki razkriva tvoje notranje sence – potlačene dele, vzorce iz preteklosti in karmične ponovitve, ki te zadržujejo. S pomočjo <text:span text:style-name="Strong_20_Emphasis">Shadow Work oraklja, energijskih tehnik in svetlobnih ključev</text:span> odkleneš svojo energijo in transformiraš osebne blokade.</text:p>
      <text:h text:style-name="Heading_20_4" text:outline-level="4"><text:span text:style-name="Strong_20_Emphasis">Zmaji, boginje, vile</text:span></text:h>
      <text:p text:style-name="Text_20_body">Povezava z višjimi energijami zaščitnikov in naravnih sil. Zmaji prinašajo <text:span text:style-name="Strong_20_Emphasis">moč in zaščito</text:span>, vile subtilne spremembe, boginje pa notranjo preobrazbo. Branje temelji na več orakljih in arhetipskem razumevanju tvoje trenutne podpore.</text:p>
      <text:h text:style-name="Heading_20_4" text:outline-level="4"><text:span text:style-name="Strong_20_Emphasis">Dušna pot &amp; karma</text:span></text:h>
      <text:p text:style-name="Text_20_body">Odkrij, zakaj si tukaj, kaj te vodi in katere karmične niti te zadržujejo. Odprejo se tvoji dušni darovi, nevidni vzorci in karmične preizkušnje, ki oblikujejo tvoje življenje. Oraklji duše, arhetipi in karmični tok te vodijo do <text:span text:style-name="Strong_20_Emphasis">globokega razumevanja samega sebe</text:span>.</text:p>
      <text:h text:style-name="Heading_20_4" text:outline-level="4"><text:span text:style-name="Strong_20_Emphasis">Pretekla življenja</text:span></text:h>
      <text:p text:style-name="Text_20_body">Razkrije pretekle inkarnacije, odnose, ki jih že poznaš, in lekcije, ki se ponavljajo. Aktivira se dušni spomin, odvežejo karmični vozli in odpira prostor za <text:span text:style-name="Strong_20_Emphasis">transformacijo zdajšnjega življenja</text:span>.</text:p>
      <text:h text:style-name="Heading_20_4" text:outline-level="4"><text:span text:style-name="Strong_20_Emphasis">Energetska diagnostika</text:span></text:h>
      <text:p text:style-name="Text_20_body">Vpogled v tvoje energetsko polje, čakre in tok življenjske energije. Uporabljeni so <text:span text:style-name="Strong_20_Emphasis">energijski vpogledi, intuitivna telesna diagnostika in oraklji za harmonijo</text:span>, ki ti pomagajo uravnotežiti energijo telesa in duše.</text:p>
      <text:h text:style-name="Heading_20_4" text:outline-level="4"><text:span text:style-name="Strong_20_Emphasis">Mesečni PDF vodnik</text:span></text:h>
      <text:p text:style-name="Text_20_body">Celoten pregled meseca: ljubezen, duhovnost, zdravje, časovni prehodi. Branje vključuje <text:span text:style-name="Strong_20_Emphasis">12 kart, simbolno runo meseca, podporne afirmacije in podrobno razlago tednov</text:span>, vse v PDF-ju za dolgotrajno uporabo.</text:p>
      <text:h text:style-name="Heading_20_4" text:outline-level="4"><text:soft-page-break/><text:span text:style-name="Strong_20_Emphasis">Dušni odnosi</text:span></text:h>
      <text:p text:style-name="Text_20_body">Analiza vseh vrst odnosov – sorodne duše, karmični partnerji, dušni pari. Razkrije se energijska vez, lekcije, skupna rast, časovna dinamika in prihodnost. Posebna pozornost je namenjena <text:span text:style-name="Strong_20_Emphasis">povezavam dušnih poti</text:span>.</text:p>
      <text:h text:style-name="Heading_20_4" text:outline-level="4"><text:span text:style-name="Strong_20_Emphasis">Astro-numerološki vpogled</text:span></text:h>
      <text:p text:style-name="Text_20_body">Poglobljeno branje tvoje rojstne kode: astrološki znaki, numerološke vibracije, karmične lekcije, dušni arhetipi. Prejmeš izračune, razlage in <text:span text:style-name="Strong_20_Emphasis">globoko razumevanje svojih ciklov in potencialov</text:span>.</text:p>
      <text:h text:style-name="Heading_20_4" text:outline-level="4"><text:span text:style-name="Strong_20_Emphasis">Celostno intuitivno branje</text:span></text:h>
      <text:p text:style-name="Text_20_body">Najobsežnejše branje. Kombiniramo vse oraklje, energijska orodja, karte preteklih življenj, Shadow Work, arhetipe in simbole. Vključuje <text:span text:style-name="Strong_20_Emphasis">PDF poročilo, glasovno razlago in dušni kompas</text:span> za trenutni preboj in prebuditev.</text:p>
      <text:p text:style-name="Text_20_body"/>
      <text:p text:style-name="Text_20_body"><text:span text:style-name="Strong_20_Emphasis">Pravna izjava:</text:span> Vsa branja so intuitivni vpogled in niso nadomestilo za medicinske ali pravne storitve. Prispevki so prostovoljni.</text:p>
      <text:h text:style-name="Heading_20_2" text:outline-level="2"/>
      <text:h text:style-name="Heading_20_1" text:outline-level="1"><text:span text:style-name="Strong_20_Emphasis">Osnova portala AstraMentalica – Šablona strani</text:span></text:h>
      <text:p text:style-name="Horizontal_20_Line"/>
      <text:h text:style-name="Heading_20_2" text:outline-level="2">1. AstraMentalica – Glavna stran</text:h>
      <text:p text:style-name="Text_20_body"><text:span text:style-name="Strong_20_Emphasis">Naslov:</text:span> AstraMentalica – Vrata v Univerzum<text:line-break/><text:span text:style-name="Strong_20_Emphasis">Uvodni opis:</text:span> Dobrodošli v AstraMentalica, vaša izhodiščna točka za raziskovanje notranjih svetov in kozmičnih portalov.<text:line-break/><text:span text:style-name="Strong_20_Emphasis">Glavne sekcije:</text:span></text:p>
      <text:list xml:id="list4058451291579275934" text:style-name="L24">
        <text:list-item>
          <text:p text:style-name="P24">Dobrodošlica / Uvod</text:p>
        </text:list-item>
        <text:list-item>
          <text:p text:style-name="P24">Karta portalov</text:p>
        </text:list-item>
        <text:list-item>
          <text:p text:style-name="P24">Kako uporabljati portal</text:p>
        </text:list-item>
        <text:list-item>
          <text:p text:style-name="P24">Povezave na vse podstrani</text:p>
        </text:list-item>
      </text:list>
      <text:p text:style-name="Horizontal_20_Line"/>
      <text:h text:style-name="Heading_20_2" text:outline-level="2">2. OrakleUm</text:h>
      <text:p text:style-name="Text_20_body"><text:span text:style-name="Strong_20_Emphasis">Naslov:</text:span> OrakleUm – Vedeževanja in prerokbe<text:line-break/><text:span text:style-name="Strong_20_Emphasis">Uvodni opis:</text:span> Mistični prostor za vpoglede, tarot, rune in osebna branja.<text:line-break/><text:span text:style-name="Strong_20_Emphasis">Sekcije:</text:span></text:p>
      <text:list xml:id="list1048873578209046971" text:style-name="L25">
        <text:list-item>
          <text:p text:style-name="P25">Tarot &amp; Oraklji</text:p>
        </text:list-item>
        <text:list-item>
          <text:p text:style-name="P25">Rune &amp; Sigili</text:p>
        </text:list-item>
        <text:list-item>
          <text:p text:style-name="P25"><text:soft-page-break/>Intuitivna vodstva</text:p>
        </text:list-item>
        <text:list-item>
          <text:p text:style-name="P25">Naroči branje</text:p>
        </text:list-item>
      </text:list>
      <text:p text:style-name="Horizontal_20_Line"/>
      <text:h text:style-name="Heading_20_2" text:outline-level="2">3. Synera</text:h>
      <text:p text:style-name="Text_20_body"><text:span text:style-name="Strong_20_Emphasis">Naslov:</text:span> Synera – Simboli, rune, mantre<text:line-break/><text:span text:style-name="Strong_20_Emphasis">Uvodni opis:</text:span> Svet vibracij, simbolov, sigilov in mandal.<text:line-break/><text:span text:style-name="Strong_20_Emphasis">Sekcije:</text:span></text:p>
      <text:list xml:id="list8123778144225661421" text:style-name="L26">
        <text:list-item>
          <text:p text:style-name="P26">Knjižnica simbolov</text:p>
        </text:list-item>
        <text:list-item>
          <text:p text:style-name="P26">Mantra-sfera</text:p>
        </text:list-item>
        <text:list-item>
          <text:p text:style-name="P26">Sigil generator</text:p>
        </text:list-item>
        <text:list-item>
          <text:p text:style-name="P26">Kristali &amp; Sveta geometrija</text:p>
        </text:list-item>
        <text:list-item>
          <text:p text:style-name="P26">Frekvence &amp; zvok</text:p>
        </text:list-item>
      </text:list>
      <text:p text:style-name="Horizontal_20_Line"/>
      <text:h text:style-name="Heading_20_2" text:outline-level="2">4. Stelaris</text:h>
      <text:p text:style-name="Text_20_body"><text:span text:style-name="Strong_20_Emphasis">Naslov:</text:span> Stelaris – Astrologija<text:line-break/><text:span text:style-name="Strong_20_Emphasis">Uvodni opis:</text:span> Zvezdni zemljevidi, horoskopi, natalne karte in astrološka svetovanja.<text:line-break/><text:span text:style-name="Strong_20_Emphasis">Sekcije:</text:span></text:p>
      <text:list xml:id="list3155874094650511138" text:style-name="L27">
        <text:list-item>
          <text:p text:style-name="P27">Tedenski / Mesečni horoskop</text:p>
        </text:list-item>
        <text:list-item>
          <text:p text:style-name="P27">Natalna karta</text:p>
        </text:list-item>
        <text:list-item>
          <text:p text:style-name="P27">Astrološki vodiči</text:p>
        </text:list-item>
      </text:list>
      <text:h text:style-name="Heading_20_2" text:outline-level="2"><text:span text:style-name="Strong_20_Emphasis">4. Modul: Stelaris – Astrologija</text:span></text:h>
      <text:p text:style-name="Text_20_body">? <text:span text:style-name="Emphasis">"Zvezdni zemljevidi, horoskopi, natalne karte in astrološka svetovanja."</text:span></text:p>
      <text:h text:style-name="Heading_20_3" text:outline-level="3">Sekcije in funkcionalnosti:</text:h>
      <text:list xml:id="list4549636926069448884" text:style-name="L43">
        <text:list-item>
          <text:p text:style-name="P39"><text:span text:style-name="Strong_20_Emphasis">Tedenski / Mesečni horoskop</text:span></text:p>
          <text:list>
            <text:list-item>
              <text:p text:style-name="P39">avtomatsko generiranje horoskopov (lahko preko API ali pa lastna baza tekstov)</text:p>
            </text:list-item>
            <text:list-item>
              <text:p text:style-name="P39">možnost filtriranja po znamenju (Oven, Bik … Ribi)</text:p>
            </text:list-item>
            <text:list-item>
              <text:p text:style-name="P39">arhiv starih horoskopov (npr. zadnji mesec)</text:p>
            </text:list-item>
          </text:list>
        </text:list-item>
        <text:list-item>
          <text:p text:style-name="P39"><text:span text:style-name="Strong_20_Emphasis">Natalna karta</text:span></text:p>
          <text:list>
            <text:list-item>
              <text:p text:style-name="P39">uporabnik vnese rojstni datum, uro in kraj</text:p>
            </text:list-item>
            <text:list-item>
              <text:p text:style-name="P39">modul poveže podatke z astrološko bazo (ephemeride) in izriše natalno karto (zvezdni zemljevid)</text:p>
            </text:list-item>
            <text:list-item>
              <text:p text:style-name="P39">opis planetov v znamenjih, hišah, aspekti</text:p>
            </text:list-item>
            <text:list-item>
              <text:p text:style-name="P39">možnost PDF izvoza natalne karte</text:p>
            </text:list-item>
          </text:list>
        </text:list-item>
        <text:list-item>
          <text:p text:style-name="P39"><text:soft-page-break/><text:span text:style-name="Strong_20_Emphasis">Astrološki vodiči</text:span></text:p>
          <text:list>
            <text:list-item>
              <text:p text:style-name="P39">članki in vodiči (npr. »Kaj pomeni retrogradni Merkur«, »Saturnov povratek«, »Luna v hišah« …)</text:p>
            </text:list-item>
            <text:list-item>
              <text:p text:style-name="P39">filtriranje po kategorijah (planeti, hiše, tranziti, znamenja)</text:p>
            </text:list-item>
          </text:list>
        </text:list-item>
      </text:list>
      <text:p text:style-name="Text_20_body">? <text:span text:style-name="Strong_20_Emphasis">Dodatne ideje (kasneje):</text:span></text:p>
      <text:list xml:id="list2574570808534118975" text:style-name="L47">
        <text:list-item>
          <text:p text:style-name="P43">astrološka združljivost (sinastrija) → primerjava dveh oseb</text:p>
        </text:list-item>
        <text:list-item>
          <text:p text:style-name="P43">dnevni horoskop (hitri povzetek)</text:p>
        </text:list-item>
        <text:list-item>
          <text:p text:style-name="P43">astrološki koledar (lunine mene, mrki, retrogradnosti)</text:p>
        </text:list-item>
      </text:list>
      <text:p text:style-name="Horizontal_20_Line"/>
      <text:h text:style-name="Heading_20_2" text:outline-level="2">5. Numyra</text:h>
      <text:p text:style-name="Text_20_body"><text:span text:style-name="Strong_20_Emphasis">Naslov:</text:span> Numyra – Numerologija<text:line-break/><text:span text:style-name="Strong_20_Emphasis">Uvodni opis:</text:span> Števila kot ključi vesolja, osebne kode in življenjski cikli.<text:line-break/><text:span text:style-name="Strong_20_Emphasis">Sekcije:</text:span></text:p>
      <text:list xml:id="list1664600353850156466" text:style-name="L28">
        <text:list-item>
          <text:p text:style-name="P28">Osebna numerološka analiza</text:p>
        </text:list-item>
        <text:list-item>
          <text:p text:style-name="P28">Rojstni datum &amp; ime</text:p>
        </text:list-item>
        <text:list-item>
          <text:p text:style-name="P28">Življenjski cikli</text:p>
        </text:list-item>
      </text:list>
      <text:h text:style-name="Heading_20_2" text:outline-level="2"><text:span text:style-name="Strong_20_Emphasis"/></text:h>
      <text:p text:style-name="Horizontal_20_Line"/>
      <text:h text:style-name="Heading_20_2" text:outline-level="2"><text:span text:style-name="Strong_20_Emphasis">5. Modul: Numyra – Numerologija</text:span></text:h>
      <text:p text:style-name="Text_20_body">? <text:span text:style-name="Emphasis">"Števila kot ključi vesolja, osebne kode in življenjski cikli."</text:span></text:p>
      <text:h text:style-name="Heading_20_3" text:outline-level="3">Sekcije in funkcionalnosti:</text:h>
      <text:list xml:id="list9097901861267431270" text:style-name="L45">
        <text:list-item>
          <text:p text:style-name="P41"><text:span text:style-name="Strong_20_Emphasis">Osebna numerološka analiza</text:span></text:p>
          <text:list>
            <text:list-item>
              <text:p text:style-name="P41">vnos: ime, priimek, rojstni datum</text:p>
            </text:list-item>
            <text:list-item>
              <text:p text:style-name="P41">izračun: življenjska pot, dušna številka, osebno število, karmične lekcije, mojstrske številke</text:p>
            </text:list-item>
            <text:list-item>
              <text:p text:style-name="P41">prikaz rezultatov + razlaga</text:p>
            </text:list-item>
            <text:list-item>
              <text:p text:style-name="P41">možnost shranjevanja analize v PDF</text:p>
            </text:list-item>
          </text:list>
        </text:list-item>
        <text:list-item>
          <text:p text:style-name="P41"><text:span text:style-name="Strong_20_Emphasis">Rojstni datum &amp; ime</text:span></text:p>
          <text:list>
            <text:list-item>
              <text:p text:style-name="P41">posebej modul za razčlenitev samo datuma rojstva (življenjska pot, usoda)</text:p>
            </text:list-item>
            <text:list-item>
              <text:p text:style-name="P41">posebej modul za razčlenitev samo imena (vrednosti črk, vibracija imena)</text:p>
            </text:list-item>
            <text:list-item>
              <text:p text:style-name="P41">orodje za izračun »novega imena« → predlogi imen, ki dajo želeno številko</text:p>
            </text:list-item>
          </text:list>
        </text:list-item>
        <text:list-item>
          <text:p text:style-name="P41"><text:span text:style-name="Strong_20_Emphasis">Življenjski cikli</text:span></text:p>
          <text:list>
            <text:list-item>
              <text:p text:style-name="P41">izračun 3 glavnih ciklov (mladost, zrelost, starost)</text:p>
            </text:list-item>
            <text:list-item>
              <text:p text:style-name="P41"><text:soft-page-break/>osebni letni cikel (od rojstnega dne do rojstnega dne)</text:p>
            </text:list-item>
            <text:list-item>
              <text:p text:style-name="P41">devetletni cikli</text:p>
            </text:list-item>
            <text:list-item>
              <text:p text:style-name="P41">grafični prikaz ciklov skozi čas</text:p>
            </text:list-item>
          </text:list>
        </text:list-item>
      </text:list>
      <text:p text:style-name="Text_20_body">? <text:span text:style-name="Strong_20_Emphasis">Dodatne ideje (kasneje):</text:span></text:p>
      <text:list xml:id="list3859611621877437063" text:style-name="L46">
        <text:list-item>
          <text:p text:style-name="P42">angelska števila (avtomatsko prepoznavanje vnesenih števil, npr. 111, 222 …)</text:p>
        </text:list-item>
        <text:list-item>
          <text:p text:style-name="P42">primerjava partnerjev (ali imata komplementarne številke)</text:p>
        </text:list-item>
        <text:list-item>
          <text:p text:style-name="P42">numerološki koledar (ugodni/neugodni dnevi)</text:p>
        </text:list-item>
      </text:list>
      <text:p text:style-name="Text_20_body"/>
      <text:p text:style-name="Horizontal_20_Line"/>
      <text:h text:style-name="Heading_20_2" text:outline-level="2">6. Celestara</text:h>
      <text:p text:style-name="Text_20_body"><text:span text:style-name="Strong_20_Emphasis">Naslov:</text:span> Celestara – Blog, Codex Damiris<text:line-break/><text:span text:style-name="Strong_20_Emphasis">Uvodni opis:</text:span> Kronika inspiracij, zapisi duše in ezoteričnih raziskav.<text:line-break/><text:span text:style-name="Strong_20_Emphasis">Sekcije:</text:span></text:p>
      <text:list xml:id="list2837663940889027443" text:style-name="L29">
        <text:list-item>
          <text:p text:style-name="P29">Blog / Arhiv</text:p>
        </text:list-item>
        <text:list-item>
          <text:p text:style-name="P29">PDF / e-knjige</text:p>
        </text:list-item>
        <text:list-item>
          <text:p text:style-name="P29">Tematski zapisi / Codex</text:p>
        </text:list-item>
      </text:list>
      <text:p text:style-name="Horizontal_20_Line"/>
      <text:h text:style-name="Heading_20_2" text:outline-level="2">7. Codex</text:h>
      <text:p text:style-name="Text_20_body"><text:span text:style-name="Strong_20_Emphasis">Naslov:</text:span> Codex – Živa knjiga znanja<text:line-break/><text:span text:style-name="Strong_20_Emphasis">Uvodni opis:</text:span> Enciklopedija ezoterike, astrologije, simbolov in modrosti.<text:line-break/><text:span text:style-name="Strong_20_Emphasis">Sekcije:</text:span></text:p>
      <text:list xml:id="list1289255479440354238" text:style-name="L30">
        <text:list-item>
          <text:p text:style-name="P30">Iskanje po vsebinah</text:p>
        </text:list-item>
        <text:list-item>
          <text:p text:style-name="P30">Kategorije znanja</text:p>
        </text:list-item>
        <text:list-item>
          <text:p text:style-name="P30">Dodajanje prispevkov</text:p>
        </text:list-item>
      </text:list>
      <text:p text:style-name="Horizontal_20_Line"/>
      <text:h text:style-name="Heading_20_2" text:outline-level="2">8. Aetheris</text:h>
      <text:p text:style-name="Text_20_body"><text:span text:style-name="Strong_20_Emphasis">Naslov:</text:span> Aetheris – Forum / Skupnost<text:line-break/><text:span text:style-name="Strong_20_Emphasis">Uvodni opis:</text:span> Prostor za razprave, deljenje znanja in povezovanje z drugimi.<text:line-break/><text:span text:style-name="Strong_20_Emphasis">Sekcije:</text:span></text:p>
      <text:list xml:id="list5805684012582215745" text:style-name="L31">
        <text:list-item>
          <text:p text:style-name="P31">Tematski forumi</text:p>
        </text:list-item>
        <text:list-item>
          <text:p text:style-name="P31">Skrivne sobe / ekskluzivni sklopi</text:p>
        </text:list-item>
        <text:list-item>
          <text:p text:style-name="P31">Chat / Diskusije</text:p>
        </text:list-item>
      </text:list>
      <text:p text:style-name="Horizontal_20_Line"/>
      <text:h text:style-name="Heading_20_2" text:outline-level="2"><text:soft-page-break/>9. Mystaia</text:h>
      <text:p text:style-name="Text_20_body"><text:span text:style-name="Strong_20_Emphasis">Naslov:</text:span> Mystaia – Trgovina<text:line-break/><text:span text:style-name="Strong_20_Emphasis">Uvodni opis:</text:span> Mistični predmeti, kristali, ritualna orodja in ezoterični pripomočki.<text:line-break/><text:span text:style-name="Strong_20_Emphasis">Sekcije:</text:span></text:p>
      <text:list xml:id="list2492949515035554876" text:style-name="L32">
        <text:list-item>
          <text:p text:style-name="P32">Kategorije izdelkov (10)</text:p>
        </text:list-item>
        <text:list-item>
          <text:p text:style-name="P32">Priporočeni izdelki</text:p>
        </text:list-item>
        <text:list-item>
          <text:p text:style-name="P32">Košarica / Nakup</text:p>
        </text:list-item>
      </text:list>
      <text:p text:style-name="Horizontal_20_Line"/>
      <text:h text:style-name="Heading_20_2" text:outline-level="2">10. Aurora Mystica</text:h>
      <text:p text:style-name="Text_20_body"><text:span text:style-name="Strong_20_Emphasis">Naslov:</text:span> Aurora Mystica – Skrivni portal<text:line-break/><text:span text:style-name="Strong_20_Emphasis">Uvodni opis:</text:span> Napredne prakse in skrivnosti za člane notranjega kroga.<text:line-break/><text:span text:style-name="Strong_20_Emphasis">Sekcije:</text:span></text:p>
      <text:list xml:id="list7574335877887087316" text:style-name="L33">
        <text:list-item>
          <text:p text:style-name="P33">Ekskluzivni tečaji</text:p>
        </text:list-item>
        <text:list-item>
          <text:p text:style-name="P33">Skrivni zapisi</text:p>
        </text:list-item>
        <text:list-item>
          <text:p text:style-name="P33">Pristop / članstvo</text:p>
        </text:list-item>
      </text:list>
      <text:p text:style-name="Horizontal_20_Line"/>
      <text:h text:style-name="Heading_20_2" text:outline-level="2">11. VIP Passport</text:h>
      <text:p text:style-name="Text_20_body"><text:span text:style-name="Strong_20_Emphasis">Naslov:</text:span> VIP Passport – Osebni prostor<text:line-break/><text:span text:style-name="Strong_20_Emphasis">Uvodni opis:</text:span> Tvoj osebni kozmos – profili, analize, branja in povezave.<text:line-break/><text:span text:style-name="Strong_20_Emphasis">Sekcije:</text:span></text:p>
      <text:list xml:id="list3532448136866867332" text:style-name="L34">
        <text:list-item>
          <text:p text:style-name="P34">Osebni profil</text:p>
        </text:list-item>
        <text:list-item>
          <text:p text:style-name="P34">Analize / Branja</text:p>
        </text:list-item>
        <text:list-item>
          <text:p text:style-name="P34">Kupljeni izdelki</text:p>
        </text:list-item>
        <text:list-item>
          <text:p text:style-name="P34">Povezava na forum</text:p>
        </text:list-item>
      </text:list>
      <text:p text:style-name="Text_20_body"/>
      <text:p text:style-name="Text_20_body">index pa naj bo special poseben, Jaz bi indeks naredil taki, ko dejan skupinaš na stran s prve. Se iz spikice na sredin zaslona, eksplodira, pa naredi astra mentalika. In nas povabi v svet tega. Pač ko kliknemo gor, oziroma po določenih sekundah, nas povabi na stran, kjer imamo pač astra mentaliko. Ampak prvič pa mora tist buh narediti. Pa potem osnovna stran. Naj bo tudi tako, kot da bi gledal na telefon, ko imaš ikonice, se pravi, čisto enostavno, ne tako, da se premikaš gor pa dol, ampak je fiksn ekranček, pa potem, ko premakneš miško na ek, se lahko dvigne noga, recimo, ali pa kaj taga. V glavnem po sredini pa samo izbile.</text:p>
      <text:list xml:id="list1629416229718361310" text:style-name="L35">
        <text:list-item>
          <text:p text:style-name="P35"><text:span text:style-name="Strong_20_Emphasis">Unikaten dizajn</text:span> (barve, tipografija, ozadje) za vsako stran – mistično, elegantno, prilagojeno tematiki.</text:p>
        </text:list-item>
      </text:list>
      <text:list xml:id="list8827921617931757140" text:style-name="L36">
        <text:list-item>
          <text:p text:style-name="P36"><text:span text:style-name="Strong_20_Emphasis">Postavitev s karticami</text:span> (boxes), kjer bodo tvoji razdelki lepo razporejeni.</text:p>
        </text:list-item>
      </text:list>
      <text:list xml:id="list273332900942542131" text:style-name="L37">
        <text:list-item>
          <text:p text:style-name="P37"><text:span text:style-name="Strong_20_Emphasis">Naslovi in sekcije</text:span> – kot si želel: vsak modul ima svojo strukturo.</text:p>
        </text:list-item>
      </text:list>
      <text:list xml:id="list6620997846584450417" text:style-name="L38">
        <text:list-item>
          <text:p text:style-name="P38"><text:span text:style-name="Strong_20_Emphasis">Prazna vsebinska polja</text:span> (kamor daš svoje besedilo, simbole, povezave …).</text:p>
        </text:list-item>
      </text:list>
      <text:p text:style-name="Standard"><text:soft-page-break/>1. elegantno - moderno, 2. starodavno, mistično, 3. minimalizem, 4. črno -zla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l" fo:country="S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l" fo:country="S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mir Šafarič</meta:initial-creator>
    <meta:creation-date>2025-09-16T02:32:36.39</meta:creation-date>
    <dc:date>2025-09-20T23:52:02.27</dc:date>
    <dc:creator>Damir Šafarič</dc:creator>
    <meta:editing-duration>P4DT5H12M35S</meta:editing-duration>
    <meta:editing-cycles>4</meta:editing-cycles>
    <meta:generator>OpenOffice/4.1.13$Win32 OpenOffice.org_project/4113m1$Build-9810</meta:generator>
    <meta:document-statistic meta:table-count="0" meta:image-count="0" meta:object-count="0" meta:page-count="17" meta:paragraph-count="373" meta:word-count="3897" meta:character-count="26339"/>
  </office:meta>
</office:document-meta>
</file>